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TestBean.somePriva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xTestBean.setNickName( String ni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TestBean.get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xTestBean.someProtec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xTestBean.setSuperman( boolean superm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TestBean.my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TestBean.getNic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TestBean.set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xTestBean.getSomething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xTestBean.dontExpos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Test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TestBean.add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TestBean.isSuperm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Test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